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1" table:number-columns-repeated="8" table:default-cell-style-name="ce4"/>
        <table:table-column table:style-name="co1" table:number-columns-repeated="101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1" table:number-columns-repeated="4"/>
          <table:table-cell table:style-name="ce1" office:value-type="string">
            <text:p>Simulate a 3<text:span text:style-name="T1">rd</text:span> order Polynomial</text:p>
          </table:table-cell>
          <table:table-cell table:style-name="ce1" table:number-columns-repeated="1019"/>
        </table:table-row>
        <table:table-row table:style-name="ro3">
          <table:table-cell table:style-name="ce1" table:number-columns-repeated="4"/>
          <table:table-cell table:style-name="ce1" office:value-type="string">
            <text:p>f(n) = an^0 + bn +csin(n)+dcos(n)</text:p>
          </table:table-cell>
          <table:table-cell table:style-name="ce1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4"/>
          <table:table-cell table:style-name="ce2" office:value-type="float" office:value="7">
            <text:p>7</text:p>
          </table:table-cell>
          <table:table-cell table:style-name="ce2" office:value-type="string">
            <text:p><text:s/>= a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8">
            <text:p>8</text:p>
          </table:table-cell>
          <table:table-cell table:style-name="ce2" office:value-type="string">
            <text:p><text:s/>= b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9">
            <text:p>9</text:p>
          </table:table-cell>
          <table:table-cell table:style-name="ce2" office:value-type="string">
            <text:p><text:s/>= c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10">
            <text:p>10</text:p>
          </table:table-cell>
          <table:table-cell table:style-name="ce2" office:value-type="string">
            <text:p><text:s/>= d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string">
            <text:p><text:s/>= Nstar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0.4">
            <text:p>0.4</text:p>
          </table:table-cell>
          <table:table-cell table:style-name="ce2" office:value-type="string">
            <text:p><text:s/>= DeltN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Data Point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in(N)</text:p>
          </table:table-cell>
          <table:table-cell table:style-name="ce3" office:value-type="string">
            <text:p>cos(n)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2"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E10]" office:value-type="float" office:value="0">
            <text:p>0</text:p>
          </table:table-cell>
          <table:table-cell table:formula="of:=SIN([.D14])" office:value-type="float" office:value="0">
            <text:p>0</text:p>
          </table:table-cell>
          <table:table-cell table:formula="of:=COS([.D14])" office:value-type="float" office:value="1">
            <text:p>1</text:p>
          </table:table-cell>
          <table:table-cell table:formula="of:=[.$E$6]*[.C14]+[.$E$7]*[.D14]" office:value-type="float" office:value="7">
            <text:p>7</text:p>
          </table:table-cell>
          <table:table-cell table:formula="of:=[.G14]+[.$E$8]*[.E14]" office:value-type="float" office:value="7">
            <text:p>7</text:p>
          </table:table-cell>
          <table:table-cell table:formula="of:=[.H14]+[.$E$9]*[.F14]" office:value-type="float" office:value="17">
            <text:p>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14]+[.$E$11]" office:value-type="float" office:value="0.4">
            <text:p>0.4</text:p>
          </table:table-cell>
          <table:table-cell table:formula="of:=SIN([.D15])" office:value-type="float" office:value="0.38941834230865">
            <text:p>0.3894183423</text:p>
          </table:table-cell>
          <table:table-cell table:formula="of:=COS([.D15])" office:value-type="float" office:value="0.921060994002885">
            <text:p>0.921060994</text:p>
          </table:table-cell>
          <table:table-cell table:formula="of:=[.$E$6]*[.C15]+[.$E$7]*[.D15]" office:value-type="float" office:value="10.2">
            <text:p>10.2</text:p>
          </table:table-cell>
          <table:table-cell table:formula="of:=[.G15]+[.$E$8]*[.E15]" office:value-type="float" office:value="13.7047650807779">
            <text:p>13.7047650808</text:p>
          </table:table-cell>
          <table:table-cell table:formula="of:=[.H15]+[.$E$9]*[.F15]" office:value-type="float" office:value="22.9153750208067">
            <text:p>22.91537502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15]+[.$E$11]" office:value-type="float" office:value="0.8">
            <text:p>0.8</text:p>
          </table:table-cell>
          <table:table-cell table:formula="of:=SIN([.D16])" office:value-type="float" office:value="0.717356090899523">
            <text:p>0.7173560909</text:p>
          </table:table-cell>
          <table:table-cell table:formula="of:=COS([.D16])" office:value-type="float" office:value="0.696706709347165">
            <text:p>0.6967067093</text:p>
          </table:table-cell>
          <table:table-cell table:formula="of:=[.$E$6]*[.C16]+[.$E$7]*[.D16]" office:value-type="float" office:value="13.4">
            <text:p>13.4</text:p>
          </table:table-cell>
          <table:table-cell table:formula="of:=[.G16]+[.$E$8]*[.E16]" office:value-type="float" office:value="19.8562048180957">
            <text:p>19.8562048181</text:p>
          </table:table-cell>
          <table:table-cell table:formula="of:=[.H16]+[.$E$9]*[.F16]" office:value-type="float" office:value="26.8232719115674">
            <text:p>26.82327191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6]+[.$E$11]" office:value-type="float" office:value="1.2">
            <text:p>1.2</text:p>
          </table:table-cell>
          <table:table-cell table:formula="of:=SIN([.D17])" office:value-type="float" office:value="0.932039085967226">
            <text:p>0.932039086</text:p>
          </table:table-cell>
          <table:table-cell table:formula="of:=COS([.D17])" office:value-type="float" office:value="0.362357754476673">
            <text:p>0.3623577545</text:p>
          </table:table-cell>
          <table:table-cell table:formula="of:=[.$E$6]*[.C17]+[.$E$7]*[.D17]" office:value-type="float" office:value="16.6">
            <text:p>16.6</text:p>
          </table:table-cell>
          <table:table-cell table:formula="of:=[.G17]+[.$E$8]*[.E17]" office:value-type="float" office:value="24.988351773705">
            <text:p>24.9883517737</text:p>
          </table:table-cell>
          <table:table-cell table:formula="of:=[.H17]+[.$E$9]*[.F17]" office:value-type="float" office:value="28.6119293184718">
            <text:p>28.611929318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17]+[.$E$11]" office:value-type="float" office:value="1.6">
            <text:p>1.6</text:p>
          </table:table-cell>
          <table:table-cell table:formula="of:=SIN([.D18])" office:value-type="float" office:value="0.999573603041505">
            <text:p>0.999573603</text:p>
          </table:table-cell>
          <table:table-cell table:formula="of:=COS([.D18])" office:value-type="float" office:value="-0.0291995223012888">
            <text:p>-0.0291995223</text:p>
          </table:table-cell>
          <table:table-cell table:formula="of:=[.$E$6]*[.C18]+[.$E$7]*[.D18]" office:value-type="float" office:value="19.8">
            <text:p>19.8</text:p>
          </table:table-cell>
          <table:table-cell table:formula="of:=[.G18]+[.$E$8]*[.E18]" office:value-type="float" office:value="28.7961624273735">
            <text:p>28.7961624274</text:p>
          </table:table-cell>
          <table:table-cell table:formula="of:=[.H18]+[.$E$9]*[.F18]" office:value-type="float" office:value="28.5041672043607">
            <text:p>28.504167204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D18]+[.$E$11]" office:value-type="float" office:value="2">
            <text:p>2</text:p>
          </table:table-cell>
          <table:table-cell table:formula="of:=SIN([.D19])" office:value-type="float" office:value="0.909297426825682">
            <text:p>0.9092974268</text:p>
          </table:table-cell>
          <table:table-cell table:formula="of:=COS([.D19])" office:value-type="float" office:value="-0.416146836547142">
            <text:p>-0.4161468365</text:p>
          </table:table-cell>
          <table:table-cell table:formula="of:=[.$E$6]*[.C19]+[.$E$7]*[.D19]" office:value-type="float" office:value="23">
            <text:p>23</text:p>
          </table:table-cell>
          <table:table-cell table:formula="of:=[.G19]+[.$E$8]*[.E19]" office:value-type="float" office:value="31.1836768414311">
            <text:p>31.1836768414</text:p>
          </table:table-cell>
          <table:table-cell table:formula="of:=[.H19]+[.$E$9]*[.F19]" office:value-type="float" office:value="27.0222084759597">
            <text:p>27.0222084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D19]+[.$E$11]" office:value-type="float" office:value="2.4">
            <text:p>2.4</text:p>
          </table:table-cell>
          <table:table-cell table:formula="of:=SIN([.D20])" office:value-type="float" office:value="0.675463180551151">
            <text:p>0.6754631806</text:p>
          </table:table-cell>
          <table:table-cell table:formula="of:=COS([.D20])" office:value-type="float" office:value="-0.737393715541245">
            <text:p>-0.7373937155</text:p>
          </table:table-cell>
          <table:table-cell table:formula="of:=[.$E$6]*[.C20]+[.$E$7]*[.D20]" office:value-type="float" office:value="26.2">
            <text:p>26.2</text:p>
          </table:table-cell>
          <table:table-cell table:formula="of:=[.G20]+[.$E$8]*[.E20]" office:value-type="float" office:value="32.2791686249604">
            <text:p>32.279168625</text:p>
          </table:table-cell>
          <table:table-cell table:formula="of:=[.H20]+[.$E$9]*[.F20]" office:value-type="float" office:value="24.9052314695479">
            <text:p>24.905231469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0]+[.$E$11]" office:value-type="float" office:value="2.8">
            <text:p>2.8</text:p>
          </table:table-cell>
          <table:table-cell table:formula="of:=SIN([.D21])" office:value-type="float" office:value="0.334988150155905">
            <text:p>0.3349881502</text:p>
          </table:table-cell>
          <table:table-cell table:formula="of:=COS([.D21])" office:value-type="float" office:value="-0.942222340668658">
            <text:p>-0.9422223407</text:p>
          </table:table-cell>
          <table:table-cell table:formula="of:=[.$E$6]*[.C21]+[.$E$7]*[.D21]" office:value-type="float" office:value="29.4">
            <text:p>29.4</text:p>
          </table:table-cell>
          <table:table-cell table:formula="of:=[.G21]+[.$E$8]*[.E21]" office:value-type="float" office:value="32.4148933514031">
            <text:p>32.4148933514</text:p>
          </table:table-cell>
          <table:table-cell table:formula="of:=[.H21]+[.$E$9]*[.F21]" office:value-type="float" office:value="22.9926699447166">
            <text:p>22.99266994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D21]+[.$E$11]" office:value-type="float" office:value="3.2">
            <text:p>3.2</text:p>
          </table:table-cell>
          <table:table-cell table:formula="of:=SIN([.D22])" office:value-type="float" office:value="-0.0583741434275796">
            <text:p>-0.0583741434</text:p>
          </table:table-cell>
          <table:table-cell table:formula="of:=COS([.D22])" office:value-type="float" office:value="-0.998294775794753">
            <text:p>-0.9982947758</text:p>
          </table:table-cell>
          <table:table-cell table:formula="of:=[.$E$6]*[.C22]+[.$E$7]*[.D22]" office:value-type="float" office:value="32.6">
            <text:p>32.6</text:p>
          </table:table-cell>
          <table:table-cell table:formula="of:=[.G22]+[.$E$8]*[.E22]" office:value-type="float" office:value="32.0746327091518">
            <text:p>32.0746327092</text:p>
          </table:table-cell>
          <table:table-cell table:formula="of:=[.H22]+[.$E$9]*[.F22]" office:value-type="float" office:value="22.0916849512042">
            <text:p>22.09168495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22]+[.$E$11]" office:value-type="float" office:value="3.6">
            <text:p>3.6</text:p>
          </table:table-cell>
          <table:table-cell table:formula="of:=SIN([.D23])" office:value-type="float" office:value="-0.442520443294852">
            <text:p>-0.4425204433</text:p>
          </table:table-cell>
          <table:table-cell table:formula="of:=COS([.D23])" office:value-type="float" office:value="-0.896758416334147">
            <text:p>-0.8967584163</text:p>
          </table:table-cell>
          <table:table-cell table:formula="of:=[.$E$6]*[.C23]+[.$E$7]*[.D23]" office:value-type="float" office:value="35.8">
            <text:p>35.8</text:p>
          </table:table-cell>
          <table:table-cell table:formula="of:=[.G23]+[.$E$8]*[.E23]" office:value-type="float" office:value="31.8173160103463">
            <text:p>31.8173160103</text:p>
          </table:table-cell>
          <table:table-cell table:formula="of:=[.H23]+[.$E$9]*[.F23]" office:value-type="float" office:value="22.8497318470049">
            <text:p>22.8497318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D23]+[.$E$11]" office:value-type="float" office:value="4">
            <text:p>4</text:p>
          </table:table-cell>
          <table:table-cell table:formula="of:=SIN([.D24])" office:value-type="float" office:value="-0.756802495307928">
            <text:p>-0.7568024953</text:p>
          </table:table-cell>
          <table:table-cell table:formula="of:=COS([.D24])" office:value-type="float" office:value="-0.653643620863612">
            <text:p>-0.6536436209</text:p>
          </table:table-cell>
          <table:table-cell table:formula="of:=[.$E$6]*[.C24]+[.$E$7]*[.D24]" office:value-type="float" office:value="39">
            <text:p>39</text:p>
          </table:table-cell>
          <table:table-cell table:formula="of:=[.G24]+[.$E$8]*[.E24]" office:value-type="float" office:value="32.1887775422286">
            <text:p>32.1887775422</text:p>
          </table:table-cell>
          <table:table-cell table:formula="of:=[.H24]+[.$E$9]*[.F24]" office:value-type="float" office:value="25.6523413335925">
            <text:p>25.65234133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24]+[.$E$11]" office:value-type="float" office:value="4.4">
            <text:p>4.4</text:p>
          </table:table-cell>
          <table:table-cell table:formula="of:=SIN([.D25])" office:value-type="float" office:value="-0.951602073889516">
            <text:p>-0.9516020739</text:p>
          </table:table-cell>
          <table:table-cell table:formula="of:=COS([.D25])" office:value-type="float" office:value="-0.30733286997842">
            <text:p>-0.30733287</text:p>
          </table:table-cell>
          <table:table-cell table:formula="of:=[.$E$6]*[.C25]+[.$E$7]*[.D25]" office:value-type="float" office:value="42.2">
            <text:p>42.2</text:p>
          </table:table-cell>
          <table:table-cell table:formula="of:=[.G25]+[.$E$8]*[.E25]" office:value-type="float" office:value="33.6355813349944">
            <text:p>33.635581335</text:p>
          </table:table-cell>
          <table:table-cell table:formula="of:=[.H25]+[.$E$9]*[.F25]" office:value-type="float" office:value="30.5622526352102">
            <text:p>30.562252635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D25]+[.$E$11]" office:value-type="float" office:value="4.8">
            <text:p>4.8</text:p>
          </table:table-cell>
          <table:table-cell table:formula="of:=SIN([.D26])" office:value-type="float" office:value="-0.996164608835841">
            <text:p>-0.9961646088</text:p>
          </table:table-cell>
          <table:table-cell table:formula="of:=COS([.D26])" office:value-type="float" office:value="0.0874989834394464">
            <text:p>0.0874989834</text:p>
          </table:table-cell>
          <table:table-cell table:formula="of:=[.$E$6]*[.C26]+[.$E$7]*[.D26]" office:value-type="float" office:value="45.4">
            <text:p>45.4</text:p>
          </table:table-cell>
          <table:table-cell table:formula="of:=[.G26]+[.$E$8]*[.E26]" office:value-type="float" office:value="36.4345185204774">
            <text:p>36.4345185205</text:p>
          </table:table-cell>
          <table:table-cell table:formula="of:=[.H26]+[.$E$9]*[.F26]" office:value-type="float" office:value="37.3095083548719">
            <text:p>37.30950835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D26]+[.$E$11]" office:value-type="float" office:value="5.2">
            <text:p>5.2</text:p>
          </table:table-cell>
          <table:table-cell table:formula="of:=SIN([.D27])" office:value-type="float" office:value="-0.883454655720153">
            <text:p>-0.8834546557</text:p>
          </table:table-cell>
          <table:table-cell table:formula="of:=COS([.D27])" office:value-type="float" office:value="0.468516671300377">
            <text:p>0.4685166713</text:p>
          </table:table-cell>
          <table:table-cell table:formula="of:=[.$E$6]*[.C27]+[.$E$7]*[.D27]" office:value-type="float" office:value="48.6">
            <text:p>48.6</text:p>
          </table:table-cell>
          <table:table-cell table:formula="of:=[.G27]+[.$E$8]*[.E27]" office:value-type="float" office:value="40.6489080985186">
            <text:p>40.6489080985</text:p>
          </table:table-cell>
          <table:table-cell table:formula="of:=[.H27]+[.$E$9]*[.F27]" office:value-type="float" office:value="45.3340748115224">
            <text:p>45.33407481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27]+[.$E$11]" office:value-type="float" office:value="5.6">
            <text:p>5.6</text:p>
          </table:table-cell>
          <table:table-cell table:formula="of:=SIN([.D28])" office:value-type="float" office:value="-0.631266637872321">
            <text:p>-0.6312666379</text:p>
          </table:table-cell>
          <table:table-cell table:formula="of:=COS([.D28])" office:value-type="float" office:value="0.77556587851025">
            <text:p>0.7755658785</text:p>
          </table:table-cell>
          <table:table-cell table:formula="of:=[.$E$6]*[.C28]+[.$E$7]*[.D28]" office:value-type="float" office:value="51.8">
            <text:p>51.8</text:p>
          </table:table-cell>
          <table:table-cell table:formula="of:=[.G28]+[.$E$8]*[.E28]" office:value-type="float" office:value="46.1186002591491">
            <text:p>46.1186002591</text:p>
          </table:table-cell>
          <table:table-cell table:formula="of:=[.H28]+[.$E$9]*[.F28]" office:value-type="float" office:value="53.8742590442516">
            <text:p>53.87425904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28]+[.$E$11]" office:value-type="float" office:value="6">
            <text:p>6</text:p>
          </table:table-cell>
          <table:table-cell table:formula="of:=SIN([.D29])" office:value-type="float" office:value="-0.279415498198925">
            <text:p>-0.2794154982</text:p>
          </table:table-cell>
          <table:table-cell table:formula="of:=COS([.D29])" office:value-type="float" office:value="0.960170286650366">
            <text:p>0.9601702867</text:p>
          </table:table-cell>
          <table:table-cell table:formula="of:=[.$E$6]*[.C29]+[.$E$7]*[.D29]" office:value-type="float" office:value="55">
            <text:p>55</text:p>
          </table:table-cell>
          <table:table-cell table:formula="of:=[.G29]+[.$E$8]*[.E29]" office:value-type="float" office:value="52.4852605162097">
            <text:p>52.4852605162</text:p>
          </table:table-cell>
          <table:table-cell table:formula="of:=[.H29]+[.$E$9]*[.F29]" office:value-type="float" office:value="62.0869633827134">
            <text:p>62.08696338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D29]+[.$E$11]" office:value-type="float" office:value="6.4">
            <text:p>6.4</text:p>
          </table:table-cell>
          <table:table-cell table:formula="of:=SIN([.D30])" office:value-type="float" office:value="0.116549204850495">
            <text:p>0.1165492049</text:p>
          </table:table-cell>
          <table:table-cell table:formula="of:=COS([.D30])" office:value-type="float" office:value="0.993184918758193">
            <text:p>0.9931849188</text:p>
          </table:table-cell>
          <table:table-cell table:formula="of:=[.$E$6]*[.C30]+[.$E$7]*[.D30]" office:value-type="float" office:value="58.2">
            <text:p>58.2</text:p>
          </table:table-cell>
          <table:table-cell table:formula="of:=[.G30]+[.$E$8]*[.E30]" office:value-type="float" office:value="59.2489428436545">
            <text:p>59.2489428437</text:p>
          </table:table-cell>
          <table:table-cell table:formula="of:=[.H30]+[.$E$9]*[.F30]" office:value-type="float" office:value="69.1807920312364">
            <text:p>69.1807920312</text:p>
          </table:table-cell>
          <table:table-cell table:number-columns-repeated="1015"/>
        </table:table-row>
      </table:table>
      <table:table table:name="Plot" table:style-name="ta1" table:print="false">
        <table:table-column table:style-name="co1" table:default-cell-style-name="Default"/>
        <table:table-row table:style-name="ro1">
          <table:table-cell>
            <draw:frame table:end-cell-address="Plot.I26" table:end-x="0.8748in" table:end-y="0.178in" draw:z-index="0" draw:style-name="gr1" draw:text-style-name="P1" svg:width="7.987in" svg:height="4.6039in" svg:x="0in" svg:y="0.0189in">
              <draw:object draw:notify-on-update-of-ranges="Data.D14:Data.D30 Data.G13:Data.G13 Data.G14:Data.G30 Data.D14:Data.D30 Data.H13:Data.H13 Data.H14:Data.H30 Data.D14:Data.D30 Data.I13:Data.I13 Data.I14:Data.I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9/11/2019</text:date>, <text:time>19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09-11T18:28:00.64</meta:creation-date>
    <dc:date>2019-09-11T19:20:54.60</dc:date>
    <dc:creator>RCC RCCD</dc:creator>
    <meta:editing-duration>PT52M13S</meta:editing-duration>
    <meta:editing-cycles>6</meta:editing-cycles>
    <meta:generator>OpenOffice/4.1.5$Win32 OpenOffice.org_project/415m1$Build-9789</meta:generator>
    <meta:document-statistic meta:table-count="2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8cm" svg:height="11.695cm" xlink:href=".." xlink:type="simple" chart:class="chart:scatter" chart:style-name="ch1">
        <chart:title svg:x="7.861cm" svg:y="0.64cm" chart:style-name="ch2">
          <text:p>Functional Comparison</text:p>
        </chart:title>
        <chart:subtitle svg:x="8.394cm" svg:y="1.381cm" chart:style-name="ch3">
          <text:p>Linear, sin, and cos</text:p>
        </chart:subtitle>
        <chart:legend chart:legend-position="end" svg:x="18.679cm" svg:y="5.011cm" style:legend-expansion="high" chart:style-name="ch4"/>
        <chart:plot-area chart:style-name="ch5" table:cell-range-address="Data.D14:Data.D30 Data.G13:Data.I30" chart:data-source-has-labels="row" svg:x="1.443cm" svg:y="2.53cm" svg:width="16.426cm" svg:height="7.924cm">
          <chartooo:coordinate-region svg:x="2.064cm" svg:y="2.742cm" svg:width="15.711cm" svg:height="7.039cm"/>
          <chart:axis chart:dimension="x" chart:name="primary-x" chart:style-name="ch6">
            <chart:title svg:x="9.48cm" svg:y="10.688cm" chart:style-name="ch7">
              <text:p>N</text:p>
            </chart:title>
            <chart:grid chart:style-name="ch8" chart:class="major"/>
          </chart:axis>
          <chart:axis chart:dimension="y" chart:name="primary-y" chart:style-name="ch6">
            <chart:title svg:x="0.451cm" svg:y="6.787cm" chart:style-name="ch9">
              <text:p>f(n)</text:p>
            </chart:title>
            <chart:grid chart:style-name="ch8" chart:class="major"/>
          </chart:axis>
          <chart:series chart:style-name="ch10" chart:values-cell-range-address="Data.G14:Data.G30" chart:label-cell-address="Data.G13:Data.G13" chart:class="chart:scatter">
            <chart:domain table:cell-range-address="Data.D14:Data.D30"/>
            <chart:data-point chart:repeated="17"/>
          </chart:series>
          <chart:series chart:style-name="ch11" chart:values-cell-range-address="Data.H14:Data.H30" chart:label-cell-address="Data.H13:Data.H13" chart:class="chart:scatter">
            <chart:data-point chart:repeated="17"/>
          </chart:series>
          <chart:series chart:style-name="ch12" chart:values-cell-range-address="Data.I14:Data.I30" chart:label-cell-address="Data.I13:Data.I13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1</text:p>
                <draw:g>
                  <svg:desc>Data.G13:Data.G13</svg:desc>
                </draw:g>
              </table:table-cell>
              <table:table-cell office:value-type="string">
                <text:p>f2</text:p>
                <draw:g>
                  <svg:desc>Data.H13:Data.H13</svg:desc>
                </draw:g>
              </table:table-cell>
              <table:table-cell office:value-type="string">
                <text:p>f3</text:p>
                <draw:g>
                  <svg:desc>Data.I13:Data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D14:Data.D30</svg:desc>
                </draw:g>
              </table:table-cell>
              <table:table-cell office:value-type="float" office:value="7">
                <text:p>7</text:p>
                <draw:g>
                  <svg:desc>Data.G14:Data.G30</svg:desc>
                </draw:g>
              </table:table-cell>
              <table:table-cell office:value-type="float" office:value="7">
                <text:p>7</text:p>
                <draw:g>
                  <svg:desc>Data.H14:Data.H30</svg:desc>
                </draw:g>
              </table:table-cell>
              <table:table-cell office:value-type="float" office:value="17">
                <text:p>17</text:p>
                <draw:g>
                  <svg:desc>Data.I14:Data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0.2">
                <text:p>10.2</text:p>
              </table:table-cell>
              <table:table-cell office:value-type="float" office:value="13.7047650807779">
                <text:p>13.7047650807779</text:p>
              </table:table-cell>
              <table:table-cell office:value-type="float" office:value="22.9153750208067">
                <text:p>22.9153750208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3.4">
                <text:p>13.4</text:p>
              </table:table-cell>
              <table:table-cell office:value-type="float" office:value="19.8562048180957">
                <text:p>19.8562048180957</text:p>
              </table:table-cell>
              <table:table-cell office:value-type="float" office:value="26.8232719115674">
                <text:p>26.8232719115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6.6">
                <text:p>16.6</text:p>
              </table:table-cell>
              <table:table-cell office:value-type="float" office:value="24.988351773705">
                <text:p>24.988351773705</text:p>
              </table:table-cell>
              <table:table-cell office:value-type="float" office:value="28.6119293184718">
                <text:p>28.6119293184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19.8">
                <text:p>19.8</text:p>
              </table:table-cell>
              <table:table-cell office:value-type="float" office:value="28.7961624273735">
                <text:p>28.7961624273735</text:p>
              </table:table-cell>
              <table:table-cell office:value-type="float" office:value="28.5041672043607">
                <text:p>28.5041672043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1.1836768414311">
                <text:p>31.1836768414311</text:p>
              </table:table-cell>
              <table:table-cell office:value-type="float" office:value="27.0222084759597">
                <text:p>27.0222084759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26.2">
                <text:p>26.2</text:p>
              </table:table-cell>
              <table:table-cell office:value-type="float" office:value="32.2791686249604">
                <text:p>32.2791686249604</text:p>
              </table:table-cell>
              <table:table-cell office:value-type="float" office:value="24.9052314695479">
                <text:p>24.9052314695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29.4">
                <text:p>29.4</text:p>
              </table:table-cell>
              <table:table-cell office:value-type="float" office:value="32.4148933514031">
                <text:p>32.4148933514031</text:p>
              </table:table-cell>
              <table:table-cell office:value-type="float" office:value="22.9926699447166">
                <text:p>22.9926699447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">
                <text:p>3.2</text:p>
              </table:table-cell>
              <table:table-cell office:value-type="float" office:value="32.6">
                <text:p>32.6</text:p>
              </table:table-cell>
              <table:table-cell office:value-type="float" office:value="32.0746327091518">
                <text:p>32.0746327091518</text:p>
              </table:table-cell>
              <table:table-cell office:value-type="float" office:value="22.0916849512042">
                <text:p>22.0916849512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5.8">
                <text:p>35.8</text:p>
              </table:table-cell>
              <table:table-cell office:value-type="float" office:value="31.8173160103463">
                <text:p>31.8173160103463</text:p>
              </table:table-cell>
              <table:table-cell office:value-type="float" office:value="22.8497318470049">
                <text:p>22.8497318470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2.1887775422286">
                <text:p>32.1887775422286</text:p>
              </table:table-cell>
              <table:table-cell office:value-type="float" office:value="25.6523413335925">
                <text:p>25.6523413335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42.2">
                <text:p>42.2</text:p>
              </table:table-cell>
              <table:table-cell office:value-type="float" office:value="33.6355813349944">
                <text:p>33.6355813349944</text:p>
              </table:table-cell>
              <table:table-cell office:value-type="float" office:value="30.5622526352102">
                <text:p>30.5622526352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">
                <text:p>4.8</text:p>
              </table:table-cell>
              <table:table-cell office:value-type="float" office:value="45.4">
                <text:p>45.4</text:p>
              </table:table-cell>
              <table:table-cell office:value-type="float" office:value="36.4345185204774">
                <text:p>36.4345185204774</text:p>
              </table:table-cell>
              <table:table-cell office:value-type="float" office:value="37.3095083548719">
                <text:p>37.3095083548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">
                <text:p>5.2</text:p>
              </table:table-cell>
              <table:table-cell office:value-type="float" office:value="48.6">
                <text:p>48.6</text:p>
              </table:table-cell>
              <table:table-cell office:value-type="float" office:value="40.6489080985186">
                <text:p>40.6489080985186</text:p>
              </table:table-cell>
              <table:table-cell office:value-type="float" office:value="45.3340748115224">
                <text:p>45.3340748115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">
                <text:p>5.6</text:p>
              </table:table-cell>
              <table:table-cell office:value-type="float" office:value="51.8">
                <text:p>51.8</text:p>
              </table:table-cell>
              <table:table-cell office:value-type="float" office:value="46.1186002591491">
                <text:p>46.1186002591491</text:p>
              </table:table-cell>
              <table:table-cell office:value-type="float" office:value="53.8742590442516">
                <text:p>53.8742590442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2.4852605162097">
                <text:p>52.4852605162097</text:p>
              </table:table-cell>
              <table:table-cell office:value-type="float" office:value="62.0869633827134">
                <text:p>62.0869633827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">
                <text:p>6.4</text:p>
              </table:table-cell>
              <table:table-cell office:value-type="float" office:value="58.2">
                <text:p>58.2</text:p>
              </table:table-cell>
              <table:table-cell office:value-type="float" office:value="59.2489428436545">
                <text:p>59.2489428436545</text:p>
              </table:table-cell>
              <table:table-cell office:value-type="float" office:value="69.1807920312364">
                <text:p>69.1807920312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